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652db" officeooo:paragraph-rsid="000652db"/>
    </style:style>
    <style:style style:name="P9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089b8"/>
    </style:style>
    <style:style style:name="T3" style:family="text">
      <style:text-properties officeooo:rsid="0013f08e"/>
    </style:style>
    <style:style style:name="T4" style:family="text">
      <style:text-properties officeooo:rsid="0014e6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593241597387544957" text:style-name="L1">
        <text:list-item>
          <text:p text:style-name="P8"><text:text-input text:description="&lt;if test=&quot;o.preop_meeting_id&quot;&gt;">&lt;if test="o.preop_meeting_id&gt;</text:text-input> <text:span text:style-name="T1">Pour le rendez vous pre-opératoire: </text:span><text:text-input text:description="&lt;only_time3()&gt;">&lt;only_time3()&gt;</text:text-input><text:span text:style-name="T2">au cabinet ancre de marine, baie de l'orphelinat.</text:span><text:span text:style-name="T2"><text:text-input text:description="&lt;/if&gt;">&lt;/if&gt;</text:text-input></text:span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  <text:list-item>
          <text:p text:style-name="P9"><text:span text:style-name="T4"><text:text-input text:description="&lt;if test=&quot;o.po_meeting_id&quot;&gt;">&lt;if test="o.po_meeting_id&gt;</text:text-input></text:span> <text:span text:style-name="T1">Pour le rendez vous pre-opératoire: </text:span><text:span text:style-name="T1"><text:text-input text:description="&lt;only_time1()&gt;">&lt;only_time1()&gt;</text:text-input></text:span><text:span text:style-name="T1">au cabinet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1:17:56.202089416</dc:date>
    <meta:editing-duration>PT6H54M3S</meta:editing-duration>
    <meta:editing-cycles>98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3" meta:word-count="153" meta:character-count="858" meta:non-whitespace-character-count="765"/>
  </office:meta>
</office:document-meta>
</file>